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ec407a"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80cbc4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6ee9c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table:style-name="ce21" office:value-type="string" calcext:value-type="string">
            <text:p>Problema</text:p>
          </table:table-cell>
          <table:table-cell table:style-name="ce21" office:value-type="string" calcext:value-type="string">
            <text:p>Número de acciones</text:p>
          </table:table-cell>
          <table:table-cell table:style-name="ce21" office:value-type="string" calcext:value-type="string">
            <text:p>Tiempo(s)</text:p>
          </table:table-cell>
          <table:table-cell table:style-name="ce21" office:value-type="string" calcext:value-type="string">
            <text:p>Coste</text:p>
          </table:table-cell>
          <table:table-cell table:number-columns-repeated="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0.00</text:p>
          </table:table-cell>
          <table:table-cell table:style-name="ce22"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0.00</text:p>
          </table:table-cell>
          <table:table-cell table:style-name="ce23"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7.79</text:p>
          </table:table-cell>
          <table:table-cell table:style-name="ce22"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0.03</text:p>
          </table:table-cell>
          <table:table-cell table:style-name="ce23"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0.01</text:p>
          </table:table-cell>
          <table:table-cell table:style-name="ce22"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0.03</text:p>
          </table:table-cell>
          <table:table-cell table:style-name="ce23"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1.10</text:p>
          </table:table-cell>
          <table:table-cell table:style-name="ce22"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string" calcext:value-type="string">
            <text:p>0.92</text:p>
          </table:table-cell>
          <table:table-cell table:style-name="ce23" office:value-type="float" office:value="483" calcext:value-type="float">
            <text:p>483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2:05:58.0980631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16:10:18.321122826</meta:creation-date>
    <dc:date>2022-05-31T12:13:54.651911607</dc:date>
    <meta:editing-duration>PT26M40S</meta:editing-duration>
    <meta:editing-cycles>5</meta:editing-cycles>
    <meta:generator>LibreOffice/6.4.7.2$Linux_X86_64 LibreOffice_project/40$Build-2</meta:generator>
    <meta:document-statistic meta:table-count="1" meta:cell-count="36" meta:object-count="0"/>
  </office:meta>
</office:document-meta>
</file>